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YBERPUNK 2077 PORTFOLIO WEBSITE</text:p>
      <text:p text:style-name="Standard">Documentation for Lennox Lewis Portfolio Project</text:p>
      <text:p text:style-name="Standard"/>
      <text:p text:style-name="Standard">1. PROJECT OVERVIEW</text:p>
      <text:p text:style-name="Standard">The Cyberpunk 2077-themed portfolio website for Lennox Lewis is a responsive, visually striking web application designed to showcase skills, projects, and contact information. The design incorporates neon colors, glitch effects, and futuristic UI elements inspired by the Cyberpunk 2077 aesthetic.</text:p>
      <text:p text:style-name="Standard"/>
      <text:p text:style-name="Standard">2. TECHNICAL SPECIFICATIONS</text:p>
      <text:p text:style-name="Standard">- Frontend: HTML5, CSS3, JavaScript</text:p>
      <text:p text:style-name="Standard">- Responsive Design: Mobile-first approach with media queries</text:p>
      <text:p text:style-name="Standard">- Fonts: Orbitron (headings), Audiowide (subheadings)</text:p>
      <text:p text:style-name="Standard">- Icons: Font Awesome 6.4.0</text:p>
      <text:p text:style-name="Standard">- Color Scheme: Neon pinks, blues, purples on dark backgrounds</text:p>
      <text:p text:style-name="Standard"/>
      <text:p text:style-name="Standard">3. STRUCTURE</text:p>
      <text:p text:style-name="Standard">The single-page application is divided into five main sections:</text:p>
      <text:p text:style-name="Standard">- Header with navigation</text:p>
      <text:p text:style-name="Standard">- Hero section with call-to-action</text:p>
      <text:p text:style-name="Standard">- About section with contact information</text:p>
      <text:p text:style-name="Standard">- Projects section with interactive cards</text:p>
      <text:p text:style-name="Standard">- Contact section with form and social links</text:p>
      <text:p text:style-name="Standard">- Footer with copyright and links</text:p>
      <text:p text:style-name="Standard"/>
      <text:p text:style-name="Standard">4. DESIGN ELEMENTS</text:p>
      <text:p text:style-name="Standard">- Neon color scheme with glowing effects</text:p>
      <text:p text:style-name="Standard">- Glitch animations on text elements</text:p>
      <text:p text:style-name="Standard">- Hover effects on interactive elements</text:p>
      <text:p text:style-name="Standard">- Responsive grid layout for projects</text:p>
      <text:p text:style-name="Standard">- Animated holographic element in About section</text:p>
      <text:p text:style-name="Standard"/>
      <text:p text:style-name="Standard">5. INTERACTIVE FEATURES</text:p>
      <text:p text:style-name="Standard">- Smooth scrolling navigation</text:p>
      <text:p text:style-name="Standard">- Mobile-responsive hamburger menu</text:p>
      <text:p text:style-name="Standard">- Hover effects on project cards</text:p>
      <text:p text:style-name="Standard">- Interactive contact form</text:p>
      <text:p text:style-name="Standard">- Social media links</text:p>
      <text:p text:style-name="Standard"/>
      <text:p text:style-name="Standard">6. CUSTOMIZATIONS</text:p>
      <text:p text:style-name="Standard">To personalize this portfolio:</text:p>
      <text:p text:style-name="Standard">- Replace placeholder project information</text:p>
      <text:p text:style-name="Standard">- Update contact details in the About section</text:p>
      <text:p text:style-name="Standard">- Add actual social media links</text:p>
      <text:p text:style-name="Standard">- Customize the color scheme if desired</text:p>
      <text:p text:style-name="Standard">- Add real project images and descriptions</text:p>
      <text:p text:style-name="Standard"/>
      <text:p text:style-name="Standard">7. BROWSER COMPATIBILITY</text:p>
      <text:p text:style-name="Standard">Designed to work on all modern browsers including:</text:p>
      <text:p text:style-name="Standard">- Chrome (recommended for best effects)</text:p>
      <text:p text:style-name="Standard"><text:soft-page-break/>- Firefox</text:p>
      <text:p text:style-name="Standard">- Safari</text:p>
      <text:p text:style-name="Standard">- Ed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3:27:02.923155130</meta:creation-date>
    <dc:date>2025-09-11T13:27:38.135741744</dc:date>
    <meta:editing-duration>PT36S</meta:editing-duration>
    <meta:editing-cycles>1</meta:editing-cycles>
    <meta:document-statistic meta:table-count="0" meta:image-count="0" meta:object-count="0" meta:page-count="2" meta:paragraph-count="43" meta:word-count="258" meta:character-count="1714" meta:non-whitespace-character-count="1499"/>
    <meta:generator>LibreOffice/25.2.5.2$Linux_X86_64 LibreOffice_project/520$Build-2</meta:generator>
  </office:meta>
</office:document-meta>
</file>